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60" calcext:value-type="float">
            <text:p>260</text:p>
          </table:table-cell>
          <table:table-cell table:number-columns-repeated="7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3" calcext:value-type="float">
            <text:p>243</text:p>
          </table:table-cell>
          <table:table-cell office:value-type="float" office:value="265" calcext:value-type="float">
            <text:p>265</text:p>
          </table:table-cell>
          <table:table-cell table:number-columns-repeated="7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35" calcext:value-type="float">
            <text:p>235</text:p>
          </table:table-cell>
          <table:table-cell office:value-type="float" office:value="253" calcext:value-type="float">
            <text:p>253</text:p>
          </table:table-cell>
          <table:table-cell table:number-columns-repeated="7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35" calcext:value-type="float">
            <text:p>235</text:p>
          </table:table-cell>
          <table:table-cell office:value-type="float" office:value="291" calcext:value-type="float">
            <text:p>291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lumn 1</text:p>
          </table:table-cell>
          <table:table-cell table:formula="of:=COUNT([$'rp11-01'.$A$2:.$A$6])" office:value-type="float" office:value="5" calcext:value-type="float">
            <text:p>5</text:p>
          </table:table-cell>
          <table:table-cell table:formula="of:=SUM([$'rp11-01'.$A$2:.$A$6])" office:value-type="float" office:value="1176" calcext:value-type="float">
            <text:p>1176</text:p>
          </table:table-cell>
          <table:table-cell table:formula="of:=AVERAGE([$'rp11-01'.$A$2:.$A$6])" office:value-type="float" office:value="235.2" calcext:value-type="float">
            <text:p>235,2</text:p>
          </table:table-cell>
          <table:table-cell table:formula="of:=VAR([$'rp11-01'.$A$2:.$A$6])" office:value-type="float" office:value="145.7" calcext:value-type="float">
            <text:p>145,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lumn 2</text:p>
          </table:table-cell>
          <table:table-cell table:formula="of:=COUNT([$'rp11-01'.$B$2:.$B$6])" office:value-type="float" office:value="5" calcext:value-type="float">
            <text:p>5</text:p>
          </table:table-cell>
          <table:table-cell table:formula="of:=SUM([$'rp11-01'.$B$2:.$B$6])" office:value-type="float" office:value="1202" calcext:value-type="float">
            <text:p>1202</text:p>
          </table:table-cell>
          <table:table-cell table:formula="of:=AVERAGE([$'rp11-01'.$B$2:.$B$6])" office:value-type="float" office:value="240.4" calcext:value-type="float">
            <text:p>240,4</text:p>
          </table:table-cell>
          <table:table-cell table:formula="of:=VAR([$'rp11-01'.$B$2:.$B$6])" office:value-type="float" office:value="25.8" calcext:value-type="float">
            <text:p>25,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Column 3</text:p>
          </table:table-cell>
          <table:table-cell table:formula="of:=COUNT([$'rp11-01'.$C$2:.$C$6])" office:value-type="float" office:value="5" calcext:value-type="float">
            <text:p>5</text:p>
          </table:table-cell>
          <table:table-cell table:formula="of:=SUM([$'rp11-01'.$C$2:.$C$6])" office:value-type="float" office:value="1334" calcext:value-type="float">
            <text:p>1334</text:p>
          </table:table-cell>
          <table:table-cell table:formula="of:=AVERAGE([$'rp11-01'.$C$2:.$C$6])" office:value-type="float" office:value="266.8" calcext:value-type="float">
            <text:p>266,8</text:p>
          </table:table-cell>
          <table:table-cell table:formula="of:=VAR([$'rp11-01'.$C$2:.$C$6])" office:value-type="float" office:value="207.2" calcext:value-type="float">
            <text:p>207,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tween Groups</text:p>
          </table:table-cell>
          <table:table-cell table:formula="of:=SUMPRODUCT([$'rp11-01'.$F$11:.$F$13];[$'rp11-01'.$G$11:.$G$13])-SUM([$'rp11-01'.$F$11:.$F$13])^2/SUM([$'rp11-01'.$E$11:.$E$13])" office:value-type="float" office:value="2870.93333333323" calcext:value-type="float">
            <text:p>2870,93333333323</text:p>
          </table:table-cell>
          <table:table-cell table:formula="of:=COUNT([$'rp11-01'.$F$11:.$F$13])-1" office:value-type="float" office:value="2" calcext:value-type="float">
            <text:p>2</text:p>
          </table:table-cell>
          <table:table-cell table:formula="of:=[$'rp11-01'.$E$16] / [$'rp11-01'.$F$16]" office:value-type="float" office:value="1435.46666666662" calcext:value-type="float">
            <text:p>1435,46666666662</text:p>
          </table:table-cell>
          <table:table-cell table:formula="of:=[$'rp11-01'.$G$16] / [$'rp11-01'.$G$17]" office:value-type="float" office:value="11.3715341959331" calcext:value-type="float">
            <text:p>11,3715341959331</text:p>
          </table:table-cell>
          <table:table-cell table:formula="of:=LEGACY.FDIST([$'rp11-01'.$H$16]; [$'rp11-01'.$F$16]; [$'rp11-01'.$F$17])" office:value-type="float" office:value="0.00169776841124982" calcext:value-type="float">
            <text:p>0,00169776841125</text:p>
          </table:table-cell>
          <table:table-cell table:formula="of:=LEGACY.FINV([$'rp11-01'.$E$8]; [$'rp11-01'.$F$16]; [$'rp11-01'.$F$17])" office:value-type="float" office:value="3.88529383465239" calcext:value-type="float">
            <text:p>3,885293834652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Within Groups</text:p>
          </table:table-cell>
          <table:table-cell table:formula="of:=SUM(DEVSQ([$'rp11-01'.$A$2:.$A$6]);DEVSQ([$'rp11-01'.$B$2:.$B$6]);DEVSQ([$'rp11-01'.$C$2:.$C$6]))" office:value-type="float" office:value="1514.8" calcext:value-type="float">
            <text:p>1514,8</text:p>
          </table:table-cell>
          <table:table-cell table:formula="of:=SUM([$'rp11-01'.$E$11:.$E$13])-COUNT([$'rp11-01'.$E$11:.$E$13])" office:value-type="float" office:value="12" calcext:value-type="float">
            <text:p>12</text:p>
          </table:table-cell>
          <table:table-cell table:formula="of:=[$'rp11-01'.$E$17] / [$'rp11-01'.$F$17]" office:value-type="float" office:value="126.233333333333" calcext:value-type="float">
            <text:p>126,23333333333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formula="of:=DEVSQ([$'rp11-01'.$A$2:.$A$6];[$'rp11-01'.$B$2:.$B$6];[$'rp11-01'.$C$2:.$C$6])" office:value-type="float" office:value="4385.73333333333" calcext:value-type="float">
            <text:p>4385,73333333333</text:p>
          </table:table-cell>
          <table:table-cell table:formula="of:=SUM([$'rp11-01'.$E$11:.$E$13]) - 1" office:value-type="float" office:value="14" calcext:value-type="float">
            <text:p>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5-25T16:14:14.679000000</dc:date>
    <meta:editing-duration>PT5M4S</meta:editing-duration>
    <meta:editing-cycles>1</meta:editing-cycles>
    <meta:document-statistic meta:table-count="1" meta:cell-count="62" meta:object-count="0"/>
    <meta:generator>LibreOffice/6.4.4.2$Windows_X86_64 LibreOffice_project/3d775be2011f3886db32dfd395a6a6d1ca2630ff</meta:generator>
  </office:meta>
</office:document-meta>
</file>